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ecte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v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cur.next</text:p>
          </table:table-cell>
        </table:table-row>
        <table:table-row table:style-name="ro1">
          <table:table-cell office:value-type="string" calcext:value-type="string">
            <text:p>Begin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Loop 1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</text:p>
          </table:table-cell>
          <table:table-cell table:number-columns-repeated="4"/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Loop 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5:52:45.191101641</meta:creation-date>
    <dc:date>2022-07-27T17:15:33.888921863</dc:date>
    <meta:editing-duration>P1DT20M18S</meta:editing-duration>
    <meta:editing-cycles>1</meta:editing-cycles>
    <meta:document-statistic meta:table-count="1" meta:cell-count="62" meta:object-count="0"/>
    <meta:generator>LibreOffice/6.4.7.2$Linux_X86_64 LibreOffice_project/40$Build-2</meta:generator>
  </office:meta>
</office:document-meta>
</file>